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T12_3" style:family="text">
      <style:text-properties fo:font-weight="bold" style:font-weight-asian="bold" style:font-weight-complex="bold"/>
    </style:style>
    <style:style style:name="T12_4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color="#ff0000"/>
    </style:style>
    <style:style style:name="T30_2" style:family="text">
      <style:text-properties fo:color="#ff0000"/>
    </style:style>
    <style:style style:name="T30_3" style:family="text">
      <style:text-properties fo:color="#ff0000"/>
    </style:style>
    <style:style style:name="T30_4" style:family="text">
      <style:text-properties fo:color="#ff0000"/>
    </style:style>
    <style:style style:name="T30_5" style:family="text">
      <style:text-properties fo:color="#ff0000"/>
    </style:style>
    <style:style style:name="T30_6" style:family="text">
      <style:text-properties fo:color="#ff0000"/>
    </style:style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color="#ff0000"/>
    </style:style>
    <style:style style:name="T31_2" style:family="text">
      <style:text-properties fo:color="#ff0000"/>
    </style:style>
    <style:style style:name="T31_3" style:family="text">
      <style:text-properties fo:color="#ff0000"/>
    </style:style>
    <style:style style:name="T31_4" style:family="text">
      <style:text-properties fo:color="#ff0000"/>
    </style:style>
    <style:style style:name="T31_5" style:family="text">
      <style:text-properties fo:color="#ff0000"/>
    </style:style>
    <style:style style:name="T31_6" style:family="text">
      <style:text-properties fo:color="#ff0000"/>
    </style:style>
    <style:style style:name="T31_7" style:family="text">
      <style:text-properties fo:color="#ff0000"/>
    </style:style>
    <style:style style:name="T31_8" style:family="text">
      <style:text-properties fo:color="#ff0000"/>
    </style:style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color="#ff0000"/>
    </style:style>
    <style:style style:name="T32_2" style:family="text">
      <style:text-properties fo:color="#ff0000"/>
    </style:style>
    <style:style style:name="T32_3" style:family="text">
      <style:text-properties fo:color="#ff0000"/>
    </style:style>
    <style:style style:name="T32_4" style:family="text">
      <style:text-properties fo:color="#ff0000"/>
    </style:style>
    <style:style style:name="T32_5" style:family="text">
      <style:text-properties fo:color="#ff0000"/>
    </style:style>
    <style:style style:name="T32_6" style:family="text">
      <style:text-properties fo:color="#ff0000"/>
    </style:style>
    <style:style style:name="T32_7" style:family="text">
      <style:text-properties fo:color="#ff0000"/>
    </style:style>
    <style:style style:name="T32_8" style:family="text">
      <style:text-properties fo:color="#ff0000"/>
    </style:style>
    <style:style style:name="T32_9" style:family="text">
      <style:text-properties fo:color="#ff0000"/>
    </style:style>
    <style:style style:name="T32_10" style:family="text">
      <style:text-properties fo:color="#ff0000"/>
    </style:style>
    <style:style style:name="T32_11" style:family="text">
      <style:text-properties fo:color="#ff0000"/>
    </style:style>
    <style:style style:name="T32_12" style:family="text">
      <style:text-properties fo:color="#ff0000"/>
    </style:style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>
      <style:text-properties fo:font-weight="bold" style:font-weight-asian="bold" style:font-weight-complex="bold"/>
    </style:style>
    <style:style style:name="T51_4" style:family="text">
      <style:text-properties fo:font-weight="bold" style:font-weight-asian="bold" style:font-weight-complex="bold"/>
    </style:style>
    <style:style style:name="T51_5" style:family="text">
      <style:text-properties fo:font-weight="bold" style:font-weight-asian="bold" style:font-weight-complex="bold"/>
    </style:style>
    <style:style style:name="T51_6" style:family="text">
      <style:text-properties fo:font-weight="bold" style:font-weight-asian="bold" style:font-weight-complex="bold"/>
    </style:style>
    <style:style style:name="T51_7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T62_3" style:family="text">
      <style:text-properties fo:font-weight="bold" style:font-weight-asian="bold" style:font-weight-complex="bold"/>
    </style:style>
    <style:style style:name="T62_4" style:family="text">
      <style:text-properties fo:font-weight="bold" style:font-weight-asian="bold" style:font-weight-complex="bold"/>
    </style:style>
    <style:style style:name="T62_5" style:family="text">
      <style:text-properties fo:font-weight="bold" style:font-weight-asian="bold" style:font-weight-complex="bold"/>
    </style:style>
    <style:style style:name="T62_6" style:family="text">
      <style:text-properties fo:font-weight="bold" style:font-weight-asian="bold" style:font-weight-complex="bold"/>
    </style:style>
    <style:style style:name="T62_7" style:family="text">
      <style:text-properties fo:font-weight="bold" style:font-weight-asian="bold" style:font-weight-complex="bold"/>
    </style:style>
    <style:style style:name="T62_8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T69_4" style:family="text">
      <style:text-properties fo:font-weight="bold" style:font-weight-asian="bold" style:font-weight-complex="bold"/>
    </style:style>
    <style:style style:name="T69_5" style:family="text">
      <style:text-properties fo:font-weight="bold" style:font-weight-asian="bold" style:font-weight-complex="bold"/>
    </style:style>
    <style:style style:name="T69_6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P75" style:family="paragraph" style:parent-style-name="Standard">
      <style:paragraph-properties fo:break-before="auto" fo:line-height="115%" fo:margin-top="0cm" fo:margin-bottom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weight="bold" style:font-weight-asian="bold" style:font-weight-complex="bold"/>
    </style:style>
    <style:style style:name="T77_2" style:family="text">
      <style:text-properties fo:font-weight="bold" style:font-weight-asian="bold" style:font-weight-complex="bold"/>
    </style:style>
    <style:style style:name="T77_3" style:family="text">
      <style:text-properties fo:font-weight="bold" style:font-weight-asian="bold" style:font-weight-complex="bold"/>
    </style:style>
    <style:style style:name="T77_4" style:family="text"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T80_4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weight="bold" style:font-weight-asian="bold" style:font-weight-complex="bold"/>
    </style:style>
    <style:style style:name="T83_2" style:family="text">
      <style:text-properties fo:font-weight="bold" style:font-weight-asian="bold" style:font-weight-complex="bold"/>
    </style:style>
    <style:style style:name="T83_3" style:family="text">
      <style:text-properties fo:font-weight="bold" style:font-weight-asian="bold" style:font-weight-complex="bold"/>
    </style:style>
    <style:style style:name="T83_4" style:family="text"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weight="bold" style:font-weight-asian="bold" style:font-weight-complex="bold"/>
    </style:style>
    <style:style style:name="T86_3" style:family="text">
      <style:text-properties fo:font-weight="bold" style:font-weight-asian="bold" style:font-weight-complex="bold"/>
    </style:style>
    <style:style style:name="T86_4" style:family="text">
      <style:text-properties fo:font-weight="bold" style:font-weight-asian="bold" style:font-weight-complex="bold"/>
    </style:style>
    <style:style style:name="T86_5" style:family="text">
      <style:text-properties fo:font-weight="bold" style:font-weight-asian="bold" style:font-weight-complex="bold"/>
    </style:style>
    <style:style style:name="T86_6" style:family="text">
      <style:text-properties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weight="bold" style:font-weight-asian="bold" style:font-weight-complex="bold"/>
    </style:style>
    <style:style style:name="T89_2" style:family="text">
      <style:text-properties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8.461cm" fo:margin-left="0cm"/>
    </style:style>
    <style:style style:name="Column1" style:family="table-column">
      <style:table-column-properties style:column-width="9.23cm"/>
    </style:style>
    <style:style style:name="Column2" style:family="table-column">
      <style:table-column-properties style:column-width="9.2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IELTS</text:span><text:span text:style-name="T1_2"><text:s/></text:span><text:span text:style-name="T1_3">Listening</text:span><text:span text:style-name="T1_4"><text:s/></text:span><text:span text:style-name="T1_5">Overview</text:span></text:p>
      <text:list text:style-name="LS1" xml:id="list0">
        <text:list-item>
          <text:p text:style-name="P2"><text:span text:style-name="T2_1">Part</text:span><text:span text:style-name="T2_2"><text:s/>1<text:s/></text:span><text:span text:style-name="T2_3">of</text:span><text:span text:style-name="T2_4"><text:s/></text:span><text:span text:style-name="T2_5">test</text:span></text:p>
        </text:list-item>
        <text:list-item>
          <text:p text:style-name="P3"><text:span text:style-name="T3_1">30<text:s/></text:span><text:span text:style-name="T3_2">minutes</text:span><text:span text:style-name="T3_3"><text:s/></text:span><text:span text:style-name="T3_4">for</text:span><text:span text:style-name="T3_5"><text:s/></text:span><text:span text:style-name="T3_6">test</text:span><text:span text:style-name="T3_7"><text:s/></text:span><text:span text:style-name="T3_8">and</text:span><text:span text:style-name="T3_9"><text:s/>10<text:s/></text:span><text:span text:style-name="T3_10">minutes</text:span><text:span text:style-name="T3_11"><text:s/></text:span><text:span text:style-name="T3_12">to</text:span><text:span text:style-name="T3_13"><text:s/></text:span><text:span text:style-name="T3_14">transfer</text:span><text:span text:style-name="T3_15"><text:s/></text:span><text:span text:style-name="T3_16">time</text:span></text:p>
        </text:list-item>
        <text:list-item>
          <text:p text:style-name="P4"><text:span text:style-name="T4_1">General</text:span><text:span text:style-name="T4_2"><text:s/></text:span><text:span text:style-name="T4_3">and</text:span><text:span text:style-name="T4_4"><text:s/></text:span><text:span text:style-name="T4_5">Academic</text:span><text:span text:style-name="T4_6"><text:s/></text:span><text:span text:style-name="T4_7">are</text:span><text:span text:style-name="T4_8"><text:s/></text:span><text:span text:style-name="T4_9">same</text:span></text:p>
        </text:list-item>
        <text:list-item>
          <text:p text:style-name="P5"><text:span text:style-name="T5_1">Played</text:span><text:span text:style-name="T5_2"><text:s/></text:span><text:span text:style-name="T5_3">only</text:span><text:span text:style-name="T5_4"><text:s/></text:span><text:span text:style-name="T5_5">once</text:span><text:span text:style-name="T5_6">,<text:s/></text:span><text:span text:style-name="T5_7">extra</text:span><text:span text:style-name="T5_8"><text:s/></text:span><text:span text:style-name="T5_9">time</text:span><text:span text:style-name="T5_10"><text:s/></text:span><text:span text:style-name="T5_11">at</text:span><text:span text:style-name="T5_12"><text:s/></text:span><text:span text:style-name="T5_13">the</text:span><text:span text:style-name="T5_14"><text:s/></text:span><text:span text:style-name="T5_15">end</text:span><text:span text:style-name="T5_16"><text:s/></text:span><text:span text:style-name="T5_17">to</text:span><text:span text:style-name="T5_18"><text:s/></text:span><text:span text:style-name="T5_19">transfer</text:span><text:span text:style-name="T5_20"><text:s/></text:span><text:span text:style-name="T5_21">answers</text:span><text:span text:style-name="T5_22"><text:s/></text:span><text:span text:style-name="T5_23">to</text:span><text:span text:style-name="T5_24"><text:s/></text:span><text:span text:style-name="T5_25">answer</text:span><text:span text:style-name="T5_26"><text:s/></text:span><text:span text:style-name="T5_27">sheet</text:span><text:span text:style-name="T5_28">.</text:span></text:p>
        </text:list-item>
        <text:list-item>
          <text:p text:style-name="P6"><text:span text:style-name="T6_1">4<text:s/></text:span><text:span text:style-name="T6_2">sections</text:span><text:span text:style-name="T6_3">,<text:s/>10<text:s/></text:span><text:span text:style-name="T6_4">questions</text:span><text:span text:style-name="T6_5"><text:s/></text:span><text:span text:style-name="T6_6">per</text:span><text:span text:style-name="T6_7"><text:s/></text:span><text:span text:style-name="T6_8">section</text:span></text:p>
        </text:list-item>
        <text:list-item>
          <text:p text:style-name="P7"><text:span text:style-name="T7_1">Section</text:span><text:span text:style-name="T7_2"><text:s/>1<text:s/><text:tab/>2<text:s/></text:span><text:span text:style-name="T7_3">speakers</text:span><text:span text:style-name="T7_4"><text:tab/></text:span><text:span text:style-name="T7_5">conversation</text:span></text:p>
        </text:list-item>
        <text:list-item>
          <text:p text:style-name="P8"><text:span text:style-name="T8_1">Section</text:span><text:span text:style-name="T8_2"><text:s/>2<text:s/><text:tab/>1<text:s/></text:span><text:span text:style-name="T8_3">speaker</text:span><text:span text:style-name="T8_4"><text:s/><text:tab/></text:span><text:span text:style-name="T8_5">general</text:span><text:span text:style-name="T8_6"><text:s/></text:span><text:span text:style-name="T8_7">topic</text:span></text:p>
        </text:list-item>
        <text:list-item>
          <text:p text:style-name="P9"><text:span text:style-name="T9_1">Section</text:span><text:span text:style-name="T9_2"><text:s/>3<text:s/><text:tab/>2-4<text:s/></text:span><text:span text:style-name="T9_3">speaker</text:span><text:span text:style-name="T9_4"><text:s/><text:tab/></text:span><text:span text:style-name="T9_5">conversation</text:span><text:span text:style-name="T9_6"><text:s/></text:span><text:span text:style-name="T9_7">in</text:span><text:span text:style-name="T9_8"><text:s/></text:span><text:span text:style-name="T9_9">academic</text:span><text:span text:style-name="T9_10"><text:s/></text:span><text:span text:style-name="T9_11">situation</text:span></text:p>
        </text:list-item>
        <text:list-item>
          <text:p text:style-name="P10"><text:span text:style-name="T10_1">Section</text:span><text:span text:style-name="T10_2"><text:s/>4<text:s/><text:tab/>1<text:s/></text:span><text:span text:style-name="T10_3">speaker</text:span><text:span text:style-name="T10_4"><text:s/><text:tab/></text:span><text:span text:style-name="T10_5">academic</text:span><text:span text:style-name="T10_6"><text:s/></text:span><text:span text:style-name="T10_7">lecture</text:span></text:p>
        </text:list-item>
      </text:list>
      <text:p text:style-name="P11"/>
      <text:p text:style-name="P12"><text:span text:style-name="T12_1">Question</text:span><text:span text:style-name="T12_2"><text:s/></text:span><text:span text:style-name="T12_3">Types</text:span><text:span text:style-name="T12_4">:</text:span></text:p>
      <text:list text:style-name="LS2" xml:id="list9">
        <text:list-item>
          <text:p text:style-name="P13"><text:span text:style-name="T13_1">Multiple</text:span><text:span text:style-name="T13_2"><text:s/></text:span><text:span text:style-name="T13_3">Choice</text:span><text:span text:style-name="T13_4"><text:s/></text:span><text:span text:style-name="T13_5">Questions</text:span></text:p>
        </text:list-item>
        <text:list-item>
          <text:p text:style-name="P14"><text:span text:style-name="T14_1">Map</text:span><text:span text:style-name="T14_2"><text:s/></text:span><text:span text:style-name="T14_3">Completion</text:span></text:p>
        </text:list-item>
        <text:list-item>
          <text:p text:style-name="P15"><text:span text:style-name="T15_1">Diagram</text:span><text:span text:style-name="T15_2"><text:s/></text:span><text:span text:style-name="T15_3">Labelling</text:span></text:p>
        </text:list-item>
        <text:list-item>
          <text:p text:style-name="P16"><text:span text:style-name="T16_1">Form</text:span><text:span text:style-name="T16_2"><text:s/></text:span><text:span text:style-name="T16_3">Completion</text:span></text:p>
        </text:list-item>
        <text:list-item>
          <text:p text:style-name="P17"><text:span text:style-name="T17_1">Note</text:span><text:span text:style-name="T17_2"><text:s/></text:span><text:span text:style-name="T17_3">Completion</text:span></text:p>
        </text:list-item>
        <text:list-item>
          <text:p text:style-name="P18"><text:span text:style-name="T18_1">Flow</text:span><text:span text:style-name="T18_2"><text:s/></text:span><text:span text:style-name="T18_3">Chart</text:span><text:span text:style-name="T18_4"><text:s/></text:span><text:span text:style-name="T18_5">Completion</text:span></text:p>
        </text:list-item>
        <text:list-item>
          <text:p text:style-name="P19"><text:span text:style-name="T19_1">Sentence</text:span><text:span text:style-name="T19_2"><text:s/></text:span><text:span text:style-name="T19_3">Completion</text:span></text:p>
        </text:list-item>
        <text:list-item>
          <text:p text:style-name="P20"><text:span text:style-name="T20_1">Table</text:span><text:span text:style-name="T20_2"><text:s/></text:span><text:span text:style-name="T20_3">Completion</text:span></text:p>
        </text:list-item>
        <text:list-item>
          <text:p text:style-name="P21"><text:span text:style-name="T21_1">Summary</text:span><text:span text:style-name="T21_2"><text:s/></text:span><text:span text:style-name="T21_3">Completion</text:span></text:p>
        </text:list-item>
        <text:list-item>
          <text:p text:style-name="P22"><text:span text:style-name="T22_1">Short</text:span><text:span text:style-name="T22_2"><text:s/></text:span><text:span text:style-name="T22_3">Answer</text:span><text:span text:style-name="T22_4"><text:s/></text:span><text:span text:style-name="T22_5">Question</text:span></text:p>
        </text:list-item>
      </text:list>
      <text:p text:style-name="P23"/>
      <text:p text:style-name="P24"><text:span text:style-name="T24_1">Listening</text:span><text:span text:style-name="T24_2"><text:s/></text:span><text:span text:style-name="T24_3">Tips</text:span><text:span text:style-name="T24_4">:</text:span></text:p>
      <text:list text:style-name="LS3" xml:id="list19">
        <text:list-item>
          <text:p text:style-name="P25"><text:span text:style-name="T25_1">L</text:span><text:span text:style-name="T25_2">ook</text:span><text:span text:style-name="T25_3"><text:s/></text:span><text:span text:style-name="T25_4">for</text:span><text:span text:style-name="T25_5"><text:s/></text:span><text:span text:style-name="T25_6">keywords</text:span><text:span text:style-name="T25_7"><text:s/></text:span><text:span text:style-name="T25_8">and</text:span><text:span text:style-name="T25_9"><text:s/></text:span><text:span text:style-name="T25_10">underline</text:span><text:span text:style-name="T25_11"><text:s/></text:span><text:span text:style-name="T25_12">keywords</text:span><text:span text:style-name="T25_13"><text:s/></text:span><text:span text:style-name="T25_14">in</text:span><text:span text:style-name="T25_15"><text:s/></text:span><text:span text:style-name="T25_16">the</text:span><text:span text:style-name="T25_17"><text:s/></text:span><text:span text:style-name="T25_18">questions</text:span><text:span text:style-name="T25_19"><text:s/></text:span><text:span text:style-name="T25_20">mainly</text:span><text:span text:style-name="T25_21"><text:s/></text:span><text:span text:style-name="T25_22">noun</text:span><text:span text:style-name="T25_23"><text:s/></text:span><text:span text:style-name="T25_24">and</text:span><text:span text:style-name="T25_25"><text:s/></text:span><text:span text:style-name="T25_26">verb</text:span><text:span text:style-name="T25_27">.</text:span></text:p>
        </text:list-item>
        <text:list-item>
          <text:p text:style-name="P26"><text:span text:style-name="T26_1">Read</text:span><text:span text:style-name="T26_2"><text:s/></text:span><text:span text:style-name="T26_3">the</text:span><text:span text:style-name="T26_4"><text:s/></text:span><text:span text:style-name="T26_5">instructions</text:span><text:span text:style-name="T26_6"><text:s/></text:span><text:span text:style-name="T26_7">carefully</text:span><text:span text:style-name="T26_8">.<text:s/></text:span><text:span text:style-name="T26_9">Check</text:span><text:span text:style-name="T26_10"><text:s/></text:span><text:span text:style-name="T26_11">the</text:span><text:span text:style-name="T26_12"><text:s/></text:span><text:span text:style-name="T26_13">maximum</text:span><text:span text:style-name="T26_14"><text:s/></text:span><text:span text:style-name="T26_15">number</text:span><text:span text:style-name="T26_16"><text:s/></text:span><text:span text:style-name="T26_17">of</text:span><text:span text:style-name="T26_18"><text:s/></text:span><text:span text:style-name="T26_19">words</text:span><text:span text:style-name="T26_20"><text:s/></text:span><text:span text:style-name="T26_21">allowed</text:span><text:span text:style-name="T26_22">.</text:span></text:p>
        </text:list-item>
        <text:list-item>
          <text:p text:style-name="P27"><text:span text:style-name="T27_1">Try</text:span><text:span text:style-name="T27_2"><text:s/></text:span><text:span text:style-name="T27_3">and</text:span><text:span text:style-name="T27_4"><text:s/></text:span><text:span text:style-name="T27_5">Predict</text:span><text:span text:style-name="T27_6"><text:s/></text:span><text:span text:style-name="T27_7">answers</text:span><text:span text:style-name="T27_8"><text:s/></text:span><text:span text:style-name="T27_9">before</text:span><text:span text:style-name="T27_10"><text:s/></text:span><text:span text:style-name="T27_11">you</text:span><text:span text:style-name="T27_12"><text:s/></text:span><text:span text:style-name="T27_13">listen</text:span><text:span text:style-name="T27_14">.</text:span></text:p>
        </text:list-item>
        <text:list-item>
          <text:p text:style-name="P28"><text:span text:style-name="T28_1">Make</text:span><text:span text:style-name="T28_2"><text:s/></text:span><text:span text:style-name="T28_3">sure</text:span><text:span text:style-name="T28_4"><text:s/></text:span><text:span text:style-name="T28_5">you</text:span><text:span text:style-name="T28_6"><text:s/></text:span><text:span text:style-name="T28_7">know</text:span><text:span text:style-name="T28_8"><text:s/></text:span><text:span text:style-name="T28_9">what</text:span><text:span text:style-name="T28_10"><text:s/></text:span><text:span text:style-name="T28_11">to</text:span><text:span text:style-name="T28_12"><text:s/></text:span><text:span text:style-name="T28_13">do</text:span><text:span text:style-name="T28_14">.</text:span></text:p>
        </text:list-item>
        <text:list-item>
          <text:p text:style-name="P29"><text:span text:style-name="T29_1">Synonyms</text:span><text:span text:style-name="T29_2"><text:s/></text:span><text:span text:style-name="T29_3">are</text:span><text:span text:style-name="T29_4"><text:s/></text:span><text:span text:style-name="T29_5">important</text:span><text:span text:style-name="T29_6">.</text:span></text:p>
        </text:list-item>
        <text:list-item>
          <text:p text:style-name="P30"><text:span text:style-name="T30_1">Beware</text:span><text:span text:style-name="T30_2"><text:s/></text:span><text:span text:style-name="T30_3">of</text:span><text:span text:style-name="T30_4"><text:s/></text:span><text:span text:style-name="T30_5">distractors</text:span><text:span text:style-name="T30_6">:</text:span><text:span text:style-name="T30_7"><text:s/></text:span><text:span text:style-name="T30_8">don</text:span><text:span text:style-name="T30_9">'</text:span><text:span text:style-name="T30_10">t</text:span><text:span text:style-name="T30_11"><text:s/></text:span><text:span text:style-name="T30_12">write</text:span><text:span text:style-name="T30_13"><text:s/></text:span><text:span text:style-name="T30_14">the</text:span><text:span text:style-name="T30_15"><text:s/></text:span><text:span text:style-name="T30_16">first</text:span><text:span text:style-name="T30_17"><text:s/></text:span><text:span text:style-name="T30_18">thing</text:span><text:span text:style-name="T30_19"><text:s/></text:span><text:span text:style-name="T30_20">that</text:span><text:span text:style-name="T30_21"><text:s/></text:span><text:span text:style-name="T30_22">sounds</text:span><text:span text:style-name="T30_23"><text:s/></text:span><text:span text:style-name="T30_24">right</text:span><text:span text:style-name="T30_25"><text:s/></text:span><text:span text:style-name="T30_26">sometimes</text:span><text:span text:style-name="T30_27"><text:s/></text:span><text:span text:style-name="T30_28">the</text:span><text:span text:style-name="T30_29"><text:s/></text:span><text:span text:style-name="T30_30">correct</text:span><text:span text:style-name="T30_31"><text:s/></text:span><text:span text:style-name="T30_32">answer</text:span><text:span text:style-name="T30_33"><text:s/></text:span><text:span text:style-name="T30_34">comes</text:span><text:span text:style-name="T30_35"><text:s/></text:span><text:span text:style-name="T30_36">later</text:span><text:span text:style-name="T30_37">.</text:span></text:p>
        </text:list-item>
        <text:list-item>
          <text:p text:style-name="P31"><text:span text:style-name="T31_1">Write</text:span><text:span text:style-name="T31_2"><text:s/></text:span><text:span text:style-name="T31_3">your</text:span><text:span text:style-name="T31_4"><text:s/></text:span><text:span text:style-name="T31_5">answers</text:span><text:span text:style-name="T31_6"><text:s/></text:span><text:span text:style-name="T31_7">carefully</text:span><text:span text:style-name="T31_8">:</text:span><text:span text:style-name="T31_9"><text:s/></text:span><text:span text:style-name="T31_10">if</text:span><text:span text:style-name="T31_11"><text:s/></text:span><text:span text:style-name="T31_12">in</text:span><text:span text:style-name="T31_13"><text:s/></text:span><text:span text:style-name="T31_14">doubt</text:span><text:span text:style-name="T31_15">,<text:s/></text:span><text:span text:style-name="T31_16">write</text:span><text:span text:style-name="T31_17"><text:s/></text:span><text:span text:style-name="T31_18">down</text:span><text:span text:style-name="T31_19"><text:s/></text:span><text:span text:style-name="T31_20">full</text:span><text:span text:style-name="T31_21"><text:s/></text:span><text:span text:style-name="T31_22">words</text:span><text:span text:style-name="T31_23"><text:s/></text:span><text:span text:style-name="T31_24">not</text:span><text:span text:style-name="T31_25"><text:s/></text:span><text:span text:style-name="T31_26">abbreviations</text:span><text:span text:style-name="T31_27">,<text:s/></text:span><text:span text:style-name="T31_28">check</text:span><text:span text:style-name="T31_29"><text:s/></text:span><text:span text:style-name="T31_30">spelling</text:span><text:span text:style-name="T31_31"><text:s/></text:span><text:span text:style-name="T31_32">and</text:span><text:span text:style-name="T31_33"><text:s/></text:span><text:span text:style-name="T31_34">grammar</text:span><text:span text:style-name="T31_35"><text:s/></text:span><text:span text:style-name="T31_36">when</text:span><text:span text:style-name="T31_37"><text:s/></text:span><text:span text:style-name="T31_38">you</text:span><text:span text:style-name="T31_39"><text:s/></text:span><text:span text:style-name="T31_40">transfer</text:span><text:span text:style-name="T31_41"><text:s/></text:span><text:span text:style-name="T31_42">your</text:span><text:span text:style-name="T31_43"><text:s/></text:span><text:span text:style-name="T31_44">answers</text:span><text:span text:style-name="T31_45">.<text:s/></text:span><text:span text:style-name="T31_46">Write</text:span><text:span text:style-name="T31_47"><text:s/></text:span><text:span text:style-name="T31_48">the</text:span><text:span text:style-name="T31_49"><text:s/></text:span><text:span text:style-name="T31_50">word</text:span><text:span text:style-name="T31_51"><text:s/></text:span><text:span text:style-name="T31_52">you</text:span><text:span text:style-name="T31_53"><text:s/></text:span><text:span text:style-name="T31_54">hear</text:span><text:span text:style-name="T31_55">,<text:s/></text:span><text:span text:style-name="T31_56">don</text:span><text:span text:style-name="T31_57">'</text:span><text:span text:style-name="T31_58">t</text:span><text:span text:style-name="T31_59"><text:s/></text:span><text:span text:style-name="T31_60">rephrase</text:span><text:span text:style-name="T31_61">.<text:s/></text:span><text:span text:style-name="T31_62">Use</text:span><text:span text:style-name="T31_63"><text:s/></text:span><text:span text:style-name="T31_64">symbols</text:span><text:span text:style-name="T31_65"><text:s/></text:span><text:span text:style-name="T31_66">such</text:span><text:span text:style-name="T31_67"><text:s/></text:span><text:span text:style-name="T31_68">as</text:span><text:span text:style-name="T31_69"><text:s/></text:span><text:span text:style-name="T31_70">decimal</text:span><text:span text:style-name="T31_71"><text:s/></text:span><text:span text:style-name="T31_72">points</text:span><text:span text:style-name="T31_73"><text:s/></text:span><text:span text:style-name="T31_74">and</text:span><text:span text:style-name="T31_75"><text:s/></text:span><text:span text:style-name="T31_76">currency</text:span><text:span text:style-name="T31_77"><text:s/></text:span><text:span text:style-name="T31_78">signs</text:span><text:span text:style-name="T31_79">.</text:span></text:p>
        </text:list-item>
        <text:list-item>
          <text:p text:style-name="P32"><text:span text:style-name="T32_1">If</text:span><text:span text:style-name="T32_2"><text:s/></text:span><text:span text:style-name="T32_3">you</text:span><text:span text:style-name="T32_4"><text:s/></text:span><text:span text:style-name="T32_5">lost</text:span><text:span text:style-name="T32_6"><text:s/></text:span><text:span text:style-name="T32_7">don</text:span><text:span text:style-name="T32_8">'</text:span><text:span text:style-name="T32_9">t</text:span><text:span text:style-name="T32_10"><text:s/></text:span><text:span text:style-name="T32_11">panic</text:span><text:span text:style-name="T32_12">:</text:span><text:span text:style-name="T32_13"><text:s/></text:span><text:span text:style-name="T32_14">listen</text:span><text:span text:style-name="T32_15"><text:s/></text:span><text:span text:style-name="T32_16">for</text:span><text:span text:style-name="T32_17"><text:s/></text:span><text:span text:style-name="T32_18">keywords</text:span><text:span text:style-name="T32_19">,<text:s/></text:span><text:span text:style-name="T32_20">look</text:span><text:span text:style-name="T32_21"><text:s/></text:span><text:span text:style-name="T32_22">at</text:span><text:span text:style-name="T32_23"><text:s/></text:span><text:span text:style-name="T32_24">the</text:span><text:span text:style-name="T32_25"><text:s/></text:span><text:span text:style-name="T32_26">questions</text:span><text:span text:style-name="T32_27">,<text:s/></text:span><text:span text:style-name="T32_28">find</text:span><text:span text:style-name="T32_29"><text:s/></text:span><text:span text:style-name="T32_30">your</text:span><text:span text:style-name="T32_31"><text:s/></text:span><text:span text:style-name="T32_32">place</text:span><text:span text:style-name="T32_33"><text:s/></text:span><text:span text:style-name="T32_34">again</text:span><text:span text:style-name="T32_35">.</text:span></text:p>
        </text:list-item>
        <text:list-item>
          <text:p text:style-name="P33"><text:span text:style-name="T33_1">Use</text:span><text:span text:style-name="T33_2"><text:s/></text:span><text:span text:style-name="T33_3">your</text:span><text:span text:style-name="T33_4"><text:s/>10<text:s/></text:span><text:span text:style-name="T33_5">minutes</text:span><text:span text:style-name="T33_6"><text:s/></text:span><text:span text:style-name="T33_7">at</text:span><text:span text:style-name="T33_8"><text:s/></text:span><text:span text:style-name="T33_9">the</text:span><text:span text:style-name="T33_10"><text:s/></text:span><text:span text:style-name="T33_11">end</text:span><text:span text:style-name="T33_12"><text:s/></text:span><text:span text:style-name="T33_13">to</text:span></text:p>
          <text:list>
            <text:list-item>
              <text:p text:style-name="P34"><text:span text:style-name="T34_1">transfer</text:span><text:span text:style-name="T34_2"><text:s/></text:span><text:span text:style-name="T34_3">your</text:span><text:span text:style-name="T34_4"><text:s/></text:span><text:span text:style-name="T34_5">answers</text:span><text:span text:style-name="T34_6"><text:s/></text:span><text:span text:style-name="T34_7">to</text:span><text:span text:style-name="T34_8"><text:s/></text:span><text:span text:style-name="T34_9">the</text:span><text:span text:style-name="T34_10"><text:s/></text:span><text:span text:style-name="T34_11">answer</text:span><text:span text:style-name="T34_12"><text:s/></text:span><text:span text:style-name="T34_13">sheet</text:span></text:p>
            </text:list-item>
            <text:list-item>
              <text:p text:style-name="P35"><text:span text:style-name="T35_1">check</text:span><text:span text:style-name="T35_2"><text:s/></text:span><text:span text:style-name="T35_3">your</text:span><text:span text:style-name="T35_4"><text:s/></text:span><text:span text:style-name="T35_5">answers</text:span></text:p>
            </text:list-item>
            <text:list-item>
              <text:p text:style-name="P36"><text:span text:style-name="T36_1">attempt</text:span><text:span text:style-name="T36_2"><text:s/></text:span><text:span text:style-name="T36_3">any</text:span><text:span text:style-name="T36_4"><text:s/></text:span><text:span text:style-name="T36_5">questions</text:span><text:span text:style-name="T36_6"><text:s/></text:span><text:span text:style-name="T36_7">you</text:span><text:span text:style-name="T36_8"><text:s/></text:span><text:span text:style-name="T36_9">missed</text:span><text:span text:style-name="T36_10"><text:s/>(<text:s/></text:span><text:span text:style-name="T36_11">guess</text:span><text:span text:style-name="T36_12"><text:s/></text:span><text:span text:style-name="T36_13">if</text:span><text:span text:style-name="T36_14"><text:s/></text:span><text:span text:style-name="T36_15">necessary</text:span><text:span text:style-name="T36_16"><text:s/>!<text:s/>)</text:span></text:p>
            </text:list-item>
          </text:list>
        </text:list-item>
        <text:list-item>
          <text:p text:style-name="P37"><text:span text:style-name="T37_1">Key</text:span><text:span text:style-name="T37_2"><text:s/></text:span><text:span text:style-name="T37_3">points</text:span><text:span text:style-name="T37_4"><text:s/></text:span><text:span text:style-name="T37_5">for</text:span><text:span text:style-name="T37_6"><text:s/></text:span><text:span text:style-name="T37_7">note</text:span><text:span text:style-name="T37_8">,<text:s/></text:span><text:span text:style-name="T37_9">form</text:span><text:span text:style-name="T37_10">,<text:s/></text:span><text:span text:style-name="T37_11">sentence</text:span><text:span text:style-name="T37_12">,<text:s/></text:span><text:span text:style-name="T37_13">and</text:span><text:span text:style-name="T37_14"><text:s/></text:span><text:span text:style-name="T37_15">table</text:span><text:span text:style-name="T37_16">-</text:span><text:span text:style-name="T37_17">completion</text:span><text:span text:style-name="T37_18"><text:s/></text:span><text:span text:style-name="T37_19">tasks</text:span></text:p>
          <text:list>
            <text:list-item>
              <text:p text:style-name="P38"><text:span text:style-name="T38_1">Check</text:span><text:span text:style-name="T38_2"><text:s/></text:span><text:span text:style-name="T38_3">out</text:span><text:span text:style-name="T38_4"><text:s/></text:span><text:span text:style-name="T38_5">the</text:span><text:span text:style-name="T38_6"><text:s/></text:span><text:span text:style-name="T38_7">word</text:span><text:span text:style-name="T38_8"><text:s/></text:span><text:span text:style-name="T38_9">limits</text:span><text:span text:style-name="T38_10"><text:s/></text:span><text:span text:style-name="T38_11">first</text:span><text:span text:style-name="T38_12">.<text:s/></text:span><text:span text:style-name="T38_13">hyphenated</text:span><text:span text:style-name="T38_14"><text:s/></text:span><text:span text:style-name="T38_15">words</text:span><text:span text:style-name="T38_16"><text:s/></text:span><text:span text:style-name="T38_17">are</text:span><text:span text:style-name="T38_18"><text:s/></text:span><text:span text:style-name="T38_19">taken</text:span><text:span text:style-name="T38_20"><text:s/></text:span><text:span text:style-name="T38_21">as</text:span><text:span text:style-name="T38_22"><text:s/></text:span><text:span text:style-name="T38_23">one</text:span><text:span text:style-name="T38_24"><text:s/></text:span><text:span text:style-name="T38_25">word</text:span><text:span text:style-name="T38_26">.</text:span></text:p>
            </text:list-item>
            <text:list-item>
              <text:p text:style-name="P39"><text:span text:style-name="T39_1">Be</text:span><text:span text:style-name="T39_2"><text:s/></text:span><text:span text:style-name="T39_3">careful</text:span><text:span text:style-name="T39_4"><text:s/></text:span><text:span text:style-name="T39_5">of</text:span><text:span text:style-name="T39_6"><text:s/></text:span><text:span text:style-name="T39_7">Spelling</text:span><text:span text:style-name="T39_8">.</text:span></text:p>
            </text:list-item>
            <text:list-item>
              <text:p text:style-name="P40"><text:span text:style-name="T40_1">Predict</text:span><text:span text:style-name="T40_2"><text:s/></text:span><text:span text:style-name="T40_3">the</text:span><text:span text:style-name="T40_4"><text:s/></text:span><text:span text:style-name="T40_5">kind</text:span><text:span text:style-name="T40_6"><text:s/></text:span><text:span text:style-name="T40_7">of</text:span><text:span text:style-name="T40_8"><text:s/></text:span><text:span text:style-name="T40_9">word</text:span><text:span text:style-name="T40_10"><text:s/></text:span><text:span text:style-name="T40_11">that</text:span><text:span text:style-name="T40_12"><text:s/></text:span><text:span text:style-name="T40_13">is</text:span><text:span text:style-name="T40_14"><text:s/></text:span><text:span text:style-name="T40_15">missing</text:span><text:span text:style-name="T40_16">.</text:span></text:p>
            </text:list-item>
            <text:list-item>
              <text:p text:style-name="P41"><text:span text:style-name="T41_1">Be</text:span><text:span text:style-name="T41_2"><text:s/></text:span><text:span text:style-name="T41_3">careful</text:span><text:span text:style-name="T41_4"><text:s/></text:span><text:span text:style-name="T41_5">of</text:span><text:span text:style-name="T41_6"><text:s/></text:span><text:span text:style-name="T41_7">paraphrasing</text:span><text:span text:style-name="T41_8">.</text:span></text:p>
            </text:list-item>
            <text:list-item>
              <text:p text:style-name="P42"><text:span text:style-name="T42_1">Find</text:span><text:span text:style-name="T42_2"><text:s/></text:span><text:span text:style-name="T42_3">out</text:span><text:span text:style-name="T42_4"><text:s/></text:span><text:span text:style-name="T42_5">key</text:span><text:span text:style-name="T42_6">-</text:span><text:span text:style-name="T42_7">phrases</text:span><text:span text:style-name="T42_8"><text:s/></text:span><text:span text:style-name="T42_9">or</text:span><text:span text:style-name="T42_10"><text:s/></text:span><text:span text:style-name="T42_11">phrases</text:span><text:span text:style-name="T42_12"><text:s/></text:span><text:span text:style-name="T42_13">that</text:span><text:span text:style-name="T42_14"><text:s/></text:span><text:span text:style-name="T42_15">cannot</text:span><text:span text:style-name="T42_16"><text:s/></text:span><text:span text:style-name="T42_17">be</text:span><text:span text:style-name="T42_18"><text:s/></text:span><text:span text:style-name="T42_19">paraphrased</text:span><text:span text:style-name="T42_20">.</text:span></text:p>
            </text:list-item>
          </text:list>
        </text:list-item>
        <text:list-item>
          <text:p text:style-name="P43"><text:span text:style-name="T43_1">Tips</text:span><text:span text:style-name="T43_2"><text:s/></text:span><text:span text:style-name="T43_3">to</text:span><text:span text:style-name="T43_4"><text:s/></text:span><text:span text:style-name="T43_5">listen</text:span><text:span text:style-name="T43_6"><text:s/></text:span><text:span text:style-name="T43_7">for</text:span><text:span text:style-name="T43_8"><text:s/></text:span><text:span text:style-name="T43_9">names</text:span><text:span text:style-name="T43_10">:</text:span></text:p>
          <text:list>
            <text:list-item>
              <text:p text:style-name="P44"><text:span text:style-name="T44_1">Capital</text:span><text:span text:style-name="T44_2"><text:s/></text:span><text:span text:style-name="T44_3">letters</text:span></text:p>
            </text:list-item>
            <text:list-item>
              <text:p text:style-name="P45"><text:span text:style-name="T45_1">Spelling</text:span></text:p>
            </text:list-item>
            <text:list-item>
              <text:p text:style-name="P46"><text:span text:style-name="T46_1">Learn</text:span><text:span text:style-name="T46_2"><text:s/></text:span><text:span text:style-name="T46_3">common</text:span><text:span text:style-name="T46_4"><text:s/></text:span><text:span text:style-name="T46_5">names</text:span></text:p>
            </text:list-item>
            <text:list-item>
              <text:p text:style-name="P47"><text:span text:style-name="T47_1">Initials</text:span></text:p>
            </text:list-item>
            <text:list-item>
              <text:p text:style-name="P48"><text:span text:style-name="T48_1">Titles</text:span><text:span text:style-name="T48_2"><text:s/>-<text:s/></text:span><text:span text:style-name="T48_3">Mr</text:span><text:span text:style-name="T48_4">,<text:s/></text:span><text:span text:style-name="T48_5">Mrs</text:span><text:span text:style-name="T48_6">,<text:s/></text:span><text:span text:style-name="T48_7">Miss</text:span><text:span text:style-name="T48_8">,<text:s/></text:span><text:span text:style-name="T48_9">Ms</text:span><text:span text:style-name="T48_10">,<text:s/></text:span><text:span text:style-name="T48_11">Dr</text:span><text:span text:style-name="T48_12">.,<text:s/></text:span><text:span text:style-name="T48_13">Sir</text:span><text:span text:style-name="T48_14">,<text:s/></text:span><text:span text:style-name="T48_15">lady</text:span></text:p>
            </text:list-item>
          </text:list>
        </text:list-item>
      </text:list>
      <text:p text:style-name="P49"/>
      <text:p text:style-name="P50"/>
      <text:p text:style-name="P51"><text:span text:style-name="T51_1">IELTS</text:span><text:span text:style-name="T51_2"><text:s/></text:span><text:span text:style-name="T51_3">Listening</text:span><text:span text:style-name="T51_4"><text:s/>-<text:s/></text:span><text:span text:style-name="T51_5">General</text:span><text:span text:style-name="T51_6"><text:s/></text:span><text:span text:style-name="T51_7">Strategies</text:span></text:p>
      <text:list text:style-name="LS4" xml:id="list43">
        <text:list-item>
          <text:p text:style-name="P52"><text:span text:style-name="T52_1">2.45<text:s/></text:span><text:span text:style-name="T52_2">minute</text:span><text:span text:style-name="T52_3"><text:s/></text:span><text:span text:style-name="T52_4">instruction</text:span><text:span text:style-name="T52_5"><text:s/></text:span><text:span text:style-name="T52_6">audio</text:span></text:p>
        </text:list-item>
        <text:list-item>
          <text:p text:style-name="P53"><text:span text:style-name="T53_1">During</text:span><text:span text:style-name="T53_2"><text:s/></text:span><text:span text:style-name="T53_3">listening</text:span><text:span text:style-name="T53_4"><text:s/></text:span><text:span text:style-name="T53_5">Section</text:span><text:span text:style-name="T53_6"><text:s/></text:span><text:span text:style-name="T53_7">Instruction</text:span><text:span text:style-name="T53_8"><text:s/></text:span><text:span text:style-name="T53_9">Time</text:span></text:p>
          <text:list>
            <text:list-item>
              <text:p text:style-name="P54"><text:span text:style-name="T54_1">Visualize</text:span><text:span text:style-name="T54_2"><text:s/></text:span><text:span text:style-name="T54_3">the</text:span><text:span text:style-name="T54_4"><text:s/></text:span><text:span text:style-name="T54_5">information</text:span><text:span text:style-name="T54_6"><text:s/></text:span><text:span text:style-name="T54_7">of</text:span><text:span text:style-name="T54_8"><text:s/></text:span><text:span text:style-name="T54_9">section</text:span><text:span text:style-name="T54_10"><text:s/>3<text:s/></text:span><text:span text:style-name="T54_11">and</text:span><text:span text:style-name="T54_12"><text:s/>4<text:s/></text:span><text:span text:style-name="T54_13">based</text:span><text:span text:style-name="T54_14"><text:s/></text:span><text:span text:style-name="T54_15">on</text:span><text:span text:style-name="T54_16"><text:s/></text:span><text:span text:style-name="T54_17">the</text:span><text:span text:style-name="T54_18"><text:s/></text:span><text:span text:style-name="T54_19">question</text:span></text:p>
            </text:list-item>
            <text:list-item>
              <text:p text:style-name="P55"><text:span text:style-name="T55_1">In</text:span><text:span text:style-name="T55_2"><text:s/></text:span><text:span text:style-name="T55_3">your</text:span><text:span text:style-name="T55_4"><text:s/></text:span><text:span text:style-name="T55_5">head</text:span><text:span text:style-name="T55_6">,<text:s/></text:span><text:span text:style-name="T55_7">paraphrase</text:span><text:span text:style-name="T55_8"><text:s/></text:span><text:span text:style-name="T55_9">the</text:span><text:span text:style-name="T55_10"><text:s/></text:span><text:span text:style-name="T55_11">questions</text:span><text:span text:style-name="T55_12"><text:s/></text:span><text:span text:style-name="T55_13">quickly</text:span><text:span text:style-name="T55_14">,<text:s/></text:span><text:span text:style-name="T55_15">as</text:span><text:span text:style-name="T55_16"><text:s/></text:span><text:span text:style-name="T55_17">best</text:span><text:span text:style-name="T55_18"><text:s/></text:span><text:span text:style-name="T55_19">as</text:span><text:span text:style-name="T55_20"><text:s/></text:span><text:span text:style-name="T55_21">you</text:span><text:span text:style-name="T55_22"><text:s/></text:span><text:span text:style-name="T55_23">can</text:span></text:p>
            </text:list-item>
          </text:list>
        </text:list-item>
        <text:list-item>
          <text:p text:style-name="P56"><text:span text:style-name="T56_1">Visualize</text:span><text:span text:style-name="T56_2"><text:s/></text:span><text:span text:style-name="T56_3">the</text:span><text:span text:style-name="T56_4"><text:s/></text:span><text:span text:style-name="T56_5">listening</text:span><text:span text:style-name="T56_6"><text:s/></text:span><text:span text:style-name="T56_7">based</text:span><text:span text:style-name="T56_8"><text:s/></text:span><text:span text:style-name="T56_9">on</text:span><text:span text:style-name="T56_10"><text:s/></text:span><text:span text:style-name="T56_11">the</text:span><text:span text:style-name="T56_12"><text:s/></text:span><text:span text:style-name="T56_13">question</text:span></text:p>
          <text:list>
            <text:list-item>
              <text:p text:style-name="P57"><text:span text:style-name="T57_1">What</text:span><text:span text:style-name="T57_2"><text:s/></text:span><text:span text:style-name="T57_3">did</text:span><text:span text:style-name="T57_4"><text:s/></text:span><text:span text:style-name="T57_5">you</text:span><text:span text:style-name="T57_6"><text:s/></text:span><text:span text:style-name="T57_7">see</text:span><text:span text:style-name="T57_8"><text:s/></text:span><text:span text:style-name="T57_9">before</text:span><text:span text:style-name="T57_10"><text:s/></text:span><text:span text:style-name="T57_11">you</text:span><text:span text:style-name="T57_12"><text:s/></text:span><text:span text:style-name="T57_13">started</text:span><text:span text:style-name="T57_14"><text:s/></text:span><text:span text:style-name="T57_15">listening</text:span><text:span text:style-name="T57_16">?</text:span></text:p>
            </text:list-item>
            <text:list-item>
              <text:p text:style-name="P58"><text:span text:style-name="T58_1">What</text:span><text:span text:style-name="T58_2"><text:s/></text:span><text:span text:style-name="T58_3">did</text:span><text:span text:style-name="T58_4"><text:s/></text:span><text:span text:style-name="T58_5">you</text:span><text:span text:style-name="T58_6"><text:s/></text:span><text:span text:style-name="T58_7">see</text:span><text:span text:style-name="T58_8"><text:s/></text:span><text:span text:style-name="T58_9">while</text:span><text:span text:style-name="T58_10"><text:s/></text:span><text:span text:style-name="T58_11">you</text:span><text:span text:style-name="T58_12"><text:s/></text:span><text:span text:style-name="T58_13">were</text:span><text:span text:style-name="T58_14"><text:s/></text:span><text:span text:style-name="T58_15">listening</text:span><text:span text:style-name="T58_16">?</text:span></text:p>
            </text:list-item>
            <text:list-item>
              <text:p text:style-name="P59"><text:span text:style-name="T59_1">Were</text:span><text:span text:style-name="T59_2"><text:s/></text:span><text:span text:style-name="T59_3">you</text:span><text:span text:style-name="T59_4"><text:s/></text:span><text:span text:style-name="T59_5">able</text:span><text:span text:style-name="T59_6"><text:s/></text:span><text:span text:style-name="T59_7">to</text:span><text:span text:style-name="T59_8"><text:s/>'</text:span><text:span text:style-name="T59_9">rewind</text:span><text:span text:style-name="T59_10">'<text:s/></text:span><text:span text:style-name="T59_11">and</text:span><text:span text:style-name="T59_12"><text:s/></text:span><text:span text:style-name="T59_13">see</text:span><text:span text:style-name="T59_14"><text:s/></text:span><text:span text:style-name="T59_15">this</text:span><text:span text:style-name="T59_16"><text:s/></text:span><text:span text:style-name="T59_17">information</text:span><text:span text:style-name="T59_18"><text:s/></text:span><text:span text:style-name="T59_19">again</text:span><text:span text:style-name="T59_20"><text:s/></text:span><text:span text:style-name="T59_21">when</text:span><text:span text:style-name="T59_22"><text:s/></text:span><text:span text:style-name="T59_23">you</text:span><text:span text:style-name="T59_24"><text:s/></text:span><text:span text:style-name="T59_25">checked</text:span><text:span text:style-name="T59_26"><text:s/></text:span><text:span text:style-name="T59_27">your</text:span><text:span text:style-name="T59_28"><text:s/></text:span><text:span text:style-name="T59_29">answers</text:span><text:span text:style-name="T59_30">?</text:span></text:p>
            </text:list-item>
          </text:list>
        </text:list-item>
        <text:list-item>
          <text:p text:style-name="P60"><text:span text:style-name="T60_1">Paraphrase</text:span><text:span text:style-name="T60_2"><text:s/></text:span><text:span text:style-name="T60_3">the</text:span><text:span text:style-name="T60_4"><text:s/></text:span><text:span text:style-name="T60_5">listening</text:span><text:span text:style-name="T60_6"><text:s/></text:span><text:span text:style-name="T60_7">section</text:span><text:span text:style-name="T60_8"><text:s/></text:span><text:span text:style-name="T60_9">as</text:span><text:span text:style-name="T60_10"><text:s/></text:span><text:span text:style-name="T60_11">you</text:span><text:span text:style-name="T60_12"><text:s/></text:span><text:span text:style-name="T60_13">reading</text:span><text:span text:style-name="T60_14"><text:s/></text:span><text:span text:style-name="T60_15">the</text:span><text:span text:style-name="T60_16"><text:s/></text:span><text:span text:style-name="T60_17">question</text:span><text:span text:style-name="T60_18">.</text:span></text:p>
        </text:list-item>
      </text:list>
      <text:p text:style-name="P61"/>
      <text:p text:style-name="P62"><text:span text:style-name="T62_1">IELTS</text:span><text:span text:style-name="T62_2"><text:s/></text:span><text:span text:style-name="T62_3">Listening</text:span><text:span text:style-name="T62_4"><text:s/></text:span><text:span text:style-name="T62_5">for</text:span><text:span text:style-name="T62_6"><text:s/></text:span><text:span text:style-name="T62_7">plurals</text:span><text:span text:style-name="T62_8">:</text:span></text:p>
      <text:list text:style-name="LS5" xml:id="list52">
        <text:list-item>
          <text:p text:style-name="P63"><text:span text:style-name="T63_1">Know</text:span><text:span text:style-name="T63_2"><text:s/></text:span><text:span text:style-name="T63_3">your</text:span><text:span text:style-name="T63_4"><text:s/></text:span><text:span text:style-name="T63_5">uncountable</text:span><text:span text:style-name="T63_6"><text:s/></text:span><text:span text:style-name="T63_7">nouns</text:span></text:p>
        </text:list-item>
        <text:list-item>
          <text:p text:style-name="P64"><text:span text:style-name="T64_1">Know</text:span><text:span text:style-name="T64_2"><text:s/></text:span><text:span text:style-name="T64_3">your</text:span><text:span text:style-name="T64_4"><text:s/></text:span><text:span text:style-name="T64_5">vocabulary</text:span><text:span text:style-name="T64_6"><text:s/></text:span><text:span text:style-name="T64_7">and</text:span><text:span text:style-name="T64_8"><text:s/></text:span><text:span text:style-name="T64_9">spelling</text:span></text:p>
        </text:list-item>
        <text:list-item>
          <text:p text:style-name="P65"><text:span text:style-name="T65_1">Be</text:span><text:span text:style-name="T65_2"><text:s/></text:span><text:span text:style-name="T65_3">careful</text:span><text:span text:style-name="T65_4"><text:s/></text:span><text:span text:style-name="T65_5">of</text:span><text:span text:style-name="T65_6"><text:s/></text:span><text:span text:style-name="T65_7">linking</text:span><text:span text:style-name="T65_8"><text:s/></text:span><text:span text:style-name="T65_9">sounds</text:span></text:p>
          <text:list>
            <text:list-item>
              <text:p text:style-name="P66"><text:span text:style-name="T66_1">Use</text:span><text:span text:style-name="T66_2"><text:s/></text:span><text:span text:style-name="T66_3">grammar</text:span><text:span text:style-name="T66_4"><text:s/></text:span><text:span text:style-name="T66_5">to</text:span><text:span text:style-name="T66_6"><text:s/></text:span><text:span text:style-name="T66_7">help</text:span><text:span text:style-name="T66_8"><text:s/></text:span><text:span text:style-name="T66_9">you</text:span><text:span text:style-name="T66_10">,<text:s/></text:span><text:span text:style-name="T66_11">articles</text:span><text:span text:style-name="T66_12"><text:s/>'</text:span><text:span text:style-name="T66_13">a</text:span><text:span text:style-name="T66_14">',<text:s/>'</text:span><text:span text:style-name="T66_15">the</text:span><text:span text:style-name="T66_16">'</text:span></text:p>
            </text:list-item>
          </text:list>
        </text:list-item>
        <text:list-item>
          <text:p text:style-name="P67"><text:span text:style-name="T67_1">If</text:span><text:span text:style-name="T67_2"><text:s/></text:span><text:span text:style-name="T67_3">list</text:span><text:span text:style-name="T67_4"><text:s/></text:span><text:span text:style-name="T67_5">of</text:span><text:span text:style-name="T67_6"><text:s/></text:span><text:span text:style-name="T67_7">example</text:span><text:span text:style-name="T67_8"><text:s/></text:span><text:span text:style-name="T67_9">is</text:span><text:span text:style-name="T67_10"><text:s/></text:span><text:span text:style-name="T67_11">plural</text:span><text:span text:style-name="T67_12"><text:s/></text:span><text:span text:style-name="T67_13">then</text:span><text:span text:style-name="T67_14"><text:s/></text:span><text:span text:style-name="T67_15">answer</text:span><text:span text:style-name="T67_16"><text:s/></text:span><text:span text:style-name="T67_17">will</text:span><text:span text:style-name="T67_18"><text:s/></text:span><text:span text:style-name="T67_19">be</text:span><text:span text:style-name="T67_20"><text:s/></text:span><text:span text:style-name="T67_21">plural</text:span><text:span text:style-name="T67_22">.</text:span></text:p>
        </text:list-item>
      </text:list>
      <text:p text:style-name="P68"/>
      <text:p text:style-name="P69"><text:span text:style-name="T69_1">MCQ</text:span><text:span text:style-name="T69_2"><text:s/></text:span><text:span text:style-name="T69_3">Questions</text:span><text:span text:style-name="T69_4"><text:s/></text:span><text:span text:style-name="T69_5">tips</text:span><text:span text:style-name="T69_6">:</text:span></text:p>
      <text:list text:style-name="LS6" xml:id="list57">
        <text:list-item>
          <text:p text:style-name="P70"><text:span text:style-name="T70_1">Look</text:span><text:span text:style-name="T70_2"><text:s/></text:span><text:span text:style-name="T70_3">for</text:span><text:span text:style-name="T70_4"><text:s/></text:span><text:span text:style-name="T70_5">a</text:span><text:span text:style-name="T70_6"><text:s/></text:span><text:span text:style-name="T70_7">title</text:span></text:p>
        </text:list-item>
        <text:list-item>
          <text:p text:style-name="P71"><text:span text:style-name="T71_1">Read</text:span><text:span text:style-name="T71_2"><text:s/></text:span><text:span text:style-name="T71_3">the</text:span><text:span text:style-name="T71_4"><text:s/></text:span><text:span text:style-name="T71_5">question</text:span><text:span text:style-name="T71_6"><text:s/></text:span><text:span text:style-name="T71_7">carefully</text:span></text:p>
        </text:list-item>
        <text:list-item>
          <text:p text:style-name="P72"><text:span text:style-name="T72_1">Find</text:span><text:span text:style-name="T72_2"><text:s/></text:span><text:span text:style-name="T72_3">a</text:span><text:span text:style-name="T72_4"><text:s/></text:span><text:span text:style-name="T72_5">keyword</text:span></text:p>
        </text:list-item>
        <text:list-item>
          <text:p text:style-name="P73"><text:span text:style-name="T73_1">Paraphrase</text:span></text:p>
        </text:list-item>
        <text:list-item>
          <text:p text:style-name="P74"><text:span text:style-name="T74_1">Read</text:span><text:span text:style-name="T74_2"><text:s/></text:span><text:span text:style-name="T74_3">the</text:span><text:span text:style-name="T74_4"><text:s/></text:span><text:span text:style-name="T74_5">options</text:span><text:span text:style-name="T74_6">,<text:s/></text:span><text:span text:style-name="T74_7">All</text:span><text:span text:style-name="T74_8"><text:s/></text:span><text:span text:style-name="T74_9">option</text:span><text:span text:style-name="T74_10"><text:s/></text:span><text:span text:style-name="T74_11">will</text:span><text:span text:style-name="T74_12"><text:s/></text:span><text:span text:style-name="T74_13">be</text:span><text:span text:style-name="T74_14"><text:s/></text:span><text:span text:style-name="T74_15">given</text:span></text:p>
        </text:list-item>
        <text:list-item>
          <text:p text:style-name="P75"><text:span text:style-name="T75_1">Watch</text:span><text:span text:style-name="T75_2"><text:s/></text:span><text:span text:style-name="T75_3">out</text:span><text:span text:style-name="T75_4"><text:s/></text:span><text:span text:style-name="T75_5">for</text:span><text:span text:style-name="T75_6"><text:s/></text:span><text:span text:style-name="T75_7">answers</text:span><text:span text:style-name="T75_8"><text:s/></text:span><text:span text:style-name="T75_9">that</text:span><text:span text:style-name="T75_10"><text:s/></text:span><text:span text:style-name="T75_11">are</text:span><text:span text:style-name="T75_12"><text:s/></text:span><text:span text:style-name="T75_13">correct</text:span><text:span text:style-name="T75_14"><text:s/></text:span><text:span text:style-name="T75_15">but</text:span><text:span text:style-name="T75_16"><text:s/></text:span><text:span text:style-name="T75_17">the</text:span><text:span text:style-name="T75_18"><text:s/></text:span><text:span text:style-name="T75_19">speakers</text:span><text:span text:style-name="T75_20"><text:s/></text:span><text:span text:style-name="T75_21">take</text:span><text:span text:style-name="T75_22"><text:s/></text:span><text:span text:style-name="T75_23">them</text:span><text:span text:style-name="T75_24"><text:s/></text:span><text:span text:style-name="T75_25">away</text:span><text:span text:style-name="T75_26">.</text:span></text:p>
        </text:list-item>
      </text:list>
      <text:p text:style-name="P76"/>
      <text:p text:style-name="P77"><text:span text:style-name="T77_1">Month</text:span><text:span text:style-name="T77_2"><text:s/></text:span><text:span text:style-name="T77_3">Names</text:span><text:span text:style-name="T77_4">:</text:span></text:p>
      <text:p text:style-name="P78"><text:span text:style-name="T78_1">January</text:span><text:span text:style-name="T78_2">,<text:s/></text:span><text:span text:style-name="T78_3">February</text:span><text:span text:style-name="T78_4">,<text:s/></text:span><text:span text:style-name="T78_5">March</text:span><text:span text:style-name="T78_6">,<text:s/></text:span><text:span text:style-name="T78_7">April</text:span><text:span text:style-name="T78_8">,<text:s/></text:span><text:span text:style-name="T78_9">May</text:span><text:span text:style-name="T78_10">,<text:s/></text:span><text:span text:style-name="T78_11">June</text:span><text:span text:style-name="T78_12">,<text:s/></text:span><text:span text:style-name="T78_13">July</text:span><text:span text:style-name="T78_14">,<text:s/></text:span><text:span text:style-name="T78_15">August</text:span><text:span text:style-name="T78_16">,<text:s/></text:span><text:span text:style-name="T78_17">September</text:span><text:span text:style-name="T78_18">,<text:s/></text:span><text:span text:style-name="T78_19">October</text:span><text:span text:style-name="T78_20">,<text:s/></text:span><text:span text:style-name="T78_21">November</text:span><text:span text:style-name="T78_22">,<text:s/></text:span><text:span text:style-name="T78_23">December</text:span></text:p>
      <text:p text:style-name="P79"/>
      <text:p text:style-name="P80"><text:span text:style-name="T80_1">Days</text:span><text:span text:style-name="T80_2"><text:s/></text:span><text:span text:style-name="T80_3">Name</text:span><text:span text:style-name="T80_4">:</text:span></text:p>
      <text:p text:style-name="P81"><text:span text:style-name="T81_1">Saturday</text:span><text:span text:style-name="T81_2">,<text:s/></text:span><text:span text:style-name="T81_3">Sunday</text:span><text:span text:style-name="T81_4">,<text:s/></text:span><text:span text:style-name="T81_5">Monday</text:span><text:span text:style-name="T81_6">,<text:s/></text:span><text:span text:style-name="T81_7">Tuesday</text:span><text:span text:style-name="T81_8">,<text:s/></text:span><text:span text:style-name="T81_9">Wednesday</text:span><text:span text:style-name="T81_10">,<text:s/></text:span><text:span text:style-name="T81_11">Thursday</text:span><text:span text:style-name="T81_12">,<text:s/></text:span><text:span text:style-name="T81_13">Friday</text:span></text:p>
      <text:p text:style-name="P82"/>
      <text:p text:style-name="P83"><text:span text:style-name="T83_1">Seasons</text:span><text:span text:style-name="T83_2">'<text:s/></text:span><text:span text:style-name="T83_3">Name</text:span><text:span text:style-name="T83_4">:</text:span></text:p>
      <text:p text:style-name="P84"><text:span text:style-name="T84_1">Spring</text:span><text:span text:style-name="T84_2">,<text:s/></text:span><text:span text:style-name="T84_3">Summer</text:span><text:span text:style-name="T84_4">,<text:s/></text:span><text:span text:style-name="T84_5">Autumn</text:span><text:span text:style-name="T84_6">,<text:s/></text:span><text:span text:style-name="T84_7">Winter</text:span></text:p>
      <text:p text:style-name="P85"/>
      <text:p text:style-name="P86"><text:span text:style-name="T86_1">Common</text:span><text:span text:style-name="T86_2"><text:s/></text:span><text:span text:style-name="T86_3">English</text:span><text:span text:style-name="T86_4"><text:s/></text:span><text:span text:style-name="T86_5">Name</text:span><text:span text:style-name="T86_6">:</text:span></text:p>
      <text:p text:style-name="P87"><text:span text:style-name="T87_1">Sarah</text:span><text:span text:style-name="T87_2">,<text:s/></text:span><text:span text:style-name="T87_3">John</text:span><text:span text:style-name="T87_4"><text:s/></text:span><text:span text:style-name="T87_5">Smith</text:span><text:span text:style-name="T87_6">,<text:s/></text:span><text:span text:style-name="T87_7">Simon</text:span></text:p>
      <text:p text:style-name="P88"/>
      <text:p text:style-name="P89"><text:span text:style-name="T89_1">Paraphrases</text:span><text:span text:style-name="T89_2">:</text:span></text:p>
      <text:p text:style-name="P90"><text:span text:style-name="T90_1">refreshment</text:span><text:span text:style-name="T90_2"><text:s/>=<text:s/></text:span><text:span text:style-name="T90_3">food</text:span><text:span text:style-name="T90_4"><text:s/></text:span><text:span text:style-name="T90_5">and</text:span><text:span text:style-name="T90_6"><text:s/></text:span><text:span text:style-name="T90_7">drinks</text:span></text:p>
      <text:p text:style-name="P91"><text:span text:style-name="T91_1">if</text:span><text:span text:style-name="T91_2"><text:s/></text:span><text:span text:style-name="T91_3">I</text:span><text:span text:style-name="T91_4"><text:s/></text:span><text:span text:style-name="T91_5">were</text:span><text:span text:style-name="T91_6"><text:s/></text:span><text:span text:style-name="T91_7">you</text:span><text:span text:style-name="T91_8"><text:s/>=<text:s/></text:span><text:span text:style-name="T91_9">I</text:span><text:span text:style-name="T91_10"><text:s/></text:span><text:span text:style-name="T91_11">recommend</text:span><text:span text:style-name="T91_12"><text:s/></text:span><text:span text:style-name="T91_13">you</text:span><text:span text:style-name="T91_14"><text:s/></text:span></text:p>
      <text:p text:style-name="P92"><text:span text:style-name="T92_1">a</text:span><text:span text:style-name="T92_2"><text:s/></text:span><text:span text:style-name="T92_3">large</text:span><text:span text:style-name="T92_4"><text:s/></text:span><text:span text:style-name="T92_5">bag</text:span><text:span text:style-name="T92_6"><text:s/>=<text:s/></text:span><text:span text:style-name="T92_7">a</text:span><text:span text:style-name="T92_8"><text:s/></text:span><text:span text:style-name="T92_9">good</text:span><text:span text:style-name="T92_10"><text:s/></text:span><text:span text:style-name="T92_11">sized</text:span><text:span text:style-name="T92_12"><text:s/></text:span><text:span text:style-name="T92_13">ruckshake</text:span></text:p>
      <text:p text:style-name="P93"><text:span text:style-name="T93_1">walking</text:span><text:span text:style-name="T93_2"><text:s/></text:span><text:span text:style-name="T93_3">boots</text:span><text:span text:style-name="T93_4"><text:s/>=<text:s/></text:span><text:span text:style-name="T93_5">strong</text:span><text:span text:style-name="T93_6"><text:s/></text:span><text:span text:style-name="T93_7">footwear</text:span><text:span text:style-name="T93_8"><text:s/></text:span><text:span text:style-name="T93_9">a</text:span><text:span text:style-name="T93_10"><text:s/></text:span><text:span text:style-name="T93_11">good</text:span><text:span text:style-name="T93_12"><text:s/></text:span><text:span text:style-name="T93_13">pair</text:span><text:span text:style-name="T93_14"><text:s/></text:span><text:span text:style-name="T93_15">of</text:span><text:span text:style-name="T93_16"><text:s/></text:span><text:span text:style-name="T93_17">boot</text:span></text:p>
      <text:p text:style-name="P94"><text:span text:style-name="T94_1">local</text:span><text:span text:style-name="T94_2"><text:s/></text:span><text:span text:style-name="T94_3">currency</text:span><text:span text:style-name="T94_4"><text:s/>=<text:s/></text:span><text:span text:style-name="T94_5">cash</text:span></text:p>
      <text:p text:style-name="P95"><text:span text:style-name="T95_1">some</text:span><text:span text:style-name="T95_2"><text:s/></text:span><text:span text:style-name="T95_3">people</text:span><text:span text:style-name="T95_4"><text:s/></text:span><text:span text:style-name="T95_5">recommend</text:span><text:span text:style-name="T95_6"><text:s/>!=<text:s/></text:span><text:span text:style-name="T95_7">writer</text:span><text:span text:style-name="T95_8"><text:s/></text:span><text:span text:style-name="T95_9">recommended</text:span></text:p>
      <text:p text:style-name="P96"><text:span text:style-name="T96_1">suitcase</text:span><text:span text:style-name="T96_2"><text:s/>=<text:s/></text:span><text:span text:style-name="T96_3">luggage</text:span></text:p>
      <text:p text:style-name="P97"><text:span text:style-name="T97_1">reservation</text:span><text:span text:style-name="T97_2"><text:s/>=<text:s/></text:span><text:span text:style-name="T97_3">booking</text:span></text:p>
      <text:p text:style-name="P98"><text:span text:style-name="T98_1">holiday</text:span><text:span text:style-name="T98_2"><text:s/>=<text:s/></text:span><text:span text:style-name="T98_3">vacation</text:span></text:p>
      <text:p text:style-name="P99"/>
      <text:p text:style-name="P100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01"><text:span text:style-name="T101_1">Recommendation</text:span><text:span text:style-name="T101_2">:</text:span></text:p>
            <text:p text:style-name="P102"><text:span text:style-name="T102_1">You</text:span><text:span text:style-name="T102_2"><text:s/></text:span><text:span text:style-name="T102_3">should</text:span></text:p>
            <text:p text:style-name="P103"><text:span text:style-name="T103_1">You</text:span><text:span text:style-name="T103_2"><text:s/></text:span><text:span text:style-name="T103_3">ought</text:span><text:span text:style-name="T103_4"><text:s/></text:span><text:span text:style-name="T103_5">to</text:span></text:p>
            <text:p text:style-name="P104"><text:span text:style-name="T104_1">I</text:span><text:span text:style-name="T104_2">'</text:span><text:span text:style-name="T104_3">d</text:span><text:span text:style-name="T104_4"><text:s/></text:span><text:span text:style-name="T104_5">advise</text:span><text:span text:style-name="T104_6"><text:s/></text:span><text:span text:style-name="T104_7">you</text:span><text:span text:style-name="T104_8"><text:s/></text:span><text:span text:style-name="T104_9">to</text:span></text:p>
            <text:p text:style-name="P105"><text:span text:style-name="T105_1">It</text:span><text:span text:style-name="T105_2"><text:s/></text:span><text:span text:style-name="T105_3">is</text:span><text:span text:style-name="T105_4"><text:s/></text:span><text:span text:style-name="T105_5">advisable</text:span><text:span text:style-name="T105_6"><text:s/></text:span><text:span text:style-name="T105_7">to</text:span></text:p>
            <text:p text:style-name="P106"><text:span text:style-name="T106_1">I</text:span><text:span text:style-name="T106_2"><text:s/></text:span><text:span text:style-name="T106_3">suggest</text:span><text:span text:style-name="T106_4"><text:s/></text:span><text:span text:style-name="T106_5">that</text:span></text:p>
            <text:p text:style-name="P107"><text:span text:style-name="T107_1">It</text:span><text:span text:style-name="T107_2"><text:s/></text:span><text:span text:style-name="T107_3">is</text:span><text:span text:style-name="T107_4"><text:s/></text:span><text:span text:style-name="T107_5">a</text:span><text:span text:style-name="T107_6"><text:s/></text:span><text:span text:style-name="T107_7">good</text:span><text:span text:style-name="T107_8"><text:s/></text:span><text:span text:style-name="T107_9">idea</text:span><text:span text:style-name="T107_10"><text:s/></text:span><text:span text:style-name="T107_11">to</text:span></text:p>
            <text:p text:style-name="P108"><text:span text:style-name="T108_1">It</text:span><text:span text:style-name="T108_2"><text:s/></text:span><text:span text:style-name="T108_3">is</text:span><text:span text:style-name="T108_4"><text:s/></text:span><text:span text:style-name="T108_5">best</text:span><text:span text:style-name="T108_6"><text:s/></text:span><text:span text:style-name="T108_7">to</text:span></text:p>
            <text:p text:style-name="P109"><text:span text:style-name="T109_1">If</text:span><text:span text:style-name="T109_2"><text:s/></text:span><text:span text:style-name="T109_3">I</text:span><text:span text:style-name="T109_4"><text:s/></text:span><text:span text:style-name="T109_5">were</text:span><text:span text:style-name="T109_6"><text:s/></text:span><text:span text:style-name="T109_7">you</text:span><text:span text:style-name="T109_8">,<text:s/></text:span><text:span text:style-name="T109_9">I</text:span><text:span text:style-name="T109_10">'</text:span><text:span text:style-name="T109_11">d</text:span></text:p>
            <text:p text:style-name="P110"><text:span text:style-name="T110_1">If</text:span><text:span text:style-name="T110_2"><text:s/></text:span><text:span text:style-name="T110_3">I</text:span><text:span text:style-name="T110_4"><text:s/></text:span><text:span text:style-name="T110_5">were</text:span><text:span text:style-name="T110_6"><text:s/></text:span><text:span text:style-name="T110_7">in</text:span><text:span text:style-name="T110_8"><text:s/></text:span><text:span text:style-name="T110_9">your</text:span><text:span text:style-name="T110_10"><text:s/></text:span><text:span text:style-name="T110_11">shoes</text:span><text:span text:style-name="T110_12">,<text:s/></text:span><text:span text:style-name="T110_13">I</text:span><text:span text:style-name="T110_14">'</text:span><text:span text:style-name="T110_15">d</text:span></text:p>
          </table:table-cell>
          <table:table-cell table:style-name="Cell2">
            <text:p text:style-name="P111"><text:span text:style-name="T111_1">Not</text:span><text:span text:style-name="T111_2"><text:s/></text:span><text:span text:style-name="T111_3">Allowed</text:span><text:span text:style-name="T111_4">:</text:span></text:p>
            <text:p text:style-name="P112"><text:span text:style-name="T112_1">You</text:span><text:span text:style-name="T112_2"><text:s/></text:span><text:span text:style-name="T112_3">can</text:span><text:span text:style-name="T112_4">'</text:span><text:span text:style-name="T112_5">t</text:span><text:span text:style-name="T112_6"><text:s/>/<text:s/></text:span><text:span text:style-name="T112_7">you</text:span><text:span text:style-name="T112_8"><text:s/></text:span><text:span text:style-name="T112_9">mustn</text:span><text:span text:style-name="T112_10">'</text:span><text:span text:style-name="T112_11">t</text:span></text:p>
            <text:p text:style-name="P113"><text:span text:style-name="T113_1">It</text:span><text:span text:style-name="T113_2">'</text:span><text:span text:style-name="T113_3">s</text:span><text:span text:style-name="T113_4"><text:s/></text:span><text:span text:style-name="T113_5">forbidden</text:span><text:span text:style-name="T113_6"><text:s/></text:span><text:span text:style-name="T113_7">to</text:span></text:p>
            <text:p text:style-name="P114"><text:span text:style-name="T114_1">It</text:span><text:span text:style-name="T114_2"><text:s/></text:span><text:span text:style-name="T114_3">is</text:span><text:span text:style-name="T114_4"><text:s/></text:span><text:span text:style-name="T114_5">not</text:span><text:span text:style-name="T114_6"><text:s/></text:span><text:span text:style-name="T114_7">permitted</text:span><text:span text:style-name="T114_8"><text:s/></text:span><text:span text:style-name="T114_9">to</text:span></text:p>
            <text:p text:style-name="P115"><text:span text:style-name="T115_1">It</text:span><text:span text:style-name="T115_2">'</text:span><text:span text:style-name="T115_3">s</text:span><text:span text:style-name="T115_4"><text:s/></text:span><text:span text:style-name="T115_5">banned</text:span></text:p>
            <text:p text:style-name="P116"><text:span text:style-name="T116_1">It</text:span><text:span text:style-name="T116_2"><text:s/></text:span><text:span text:style-name="T116_3">is</text:span><text:span text:style-name="T116_4"><text:s/></text:span><text:span text:style-name="T116_5">not</text:span><text:span text:style-name="T116_6"><text:s/></text:span><text:span text:style-name="T116_7">permissible</text:span><text:span text:style-name="T116_8"><text:s/></text:span><text:span text:style-name="T116_9">to</text:span></text:p>
            <text:p text:style-name="P117"><text:span text:style-name="T117_1">It</text:span><text:span text:style-name="T117_2"><text:s/></text:span><text:span text:style-name="T117_3">is</text:span><text:span text:style-name="T117_4"><text:s/></text:span><text:span text:style-name="T117_5">not</text:span><text:span text:style-name="T117_6"><text:s/></text:span><text:span text:style-name="T117_7">accessible</text:span></text:p>
            <text:p text:style-name="P118"><text:span text:style-name="T118_1">There</text:span><text:span text:style-name="T118_2">'</text:span><text:span text:style-name="T118_3">s</text:span><text:span text:style-name="T118_4"><text:s/></text:span><text:span text:style-name="T118_5">a</text:span><text:span text:style-name="T118_6"><text:s/></text:span><text:span text:style-name="T118_7">strict</text:span><text:span text:style-name="T118_8"><text:s/></text:span><text:span text:style-name="T118_9">rule</text:span><text:span text:style-name="T118_10"><text:s/></text:span><text:span text:style-name="T118_11">that</text:span></text:p>
            <text:p text:style-name="P119"><text:span text:style-name="T119_1">It</text:span><text:span text:style-name="T119_2"><text:s/></text:span><text:span text:style-name="T119_3">is</text:span><text:span text:style-name="T119_4"><text:s/></text:span><text:span text:style-name="T119_5">not</text:span><text:span text:style-name="T119_6"><text:s/></text:span><text:span text:style-name="T119_7">authorised</text:span><text:span text:style-name="T119_8"><text:s/>/<text:s/></text:span><text:span text:style-name="T119_9">approved</text:span></text:p>
            <text:p text:style-name="P120"><text:span text:style-name="T120_1">You</text:span><text:span text:style-name="T120_2"><text:s/></text:span><text:span text:style-name="T120_3">won</text:span><text:span text:style-name="T120_4">'</text:span><text:span text:style-name="T120_5">t</text:span><text:span text:style-name="T120_6"><text:s/></text:span><text:span text:style-name="T120_7">be</text:span><text:span text:style-name="T120_8"><text:s/></text:span><text:span text:style-name="T120_9">able</text:span><text:span text:style-name="T120_10"><text:s/></text:span><text:span text:style-name="T120_11">to</text:span></text:p>
          </table:table-cell>
        </table:table-row>
      </table:table>
      <text:p text:style-name="P1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❏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❏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❏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❏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❏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❏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7cm" fo:padding-bottom="0cm" fo:margin-bottom="1.249cm" fo:padding-left="0cm" fo:margin-left="1.27cm" fo:padding-right="0cm" fo:margin-right="1.27cm"/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</office:automatic-styles>
  <office:master-styles>
    <style:master-page style:name="Standard" style:page-layout-name="pm1">
      <style:footer>
        <text:p text:style-name="P1"><text:span text:style-name="T1_1">Page</text:span><text:span text:style-name="T1_2"><text:s/></text:span><text:span text:style-name="T1_3"><text:page-number text:select-page="current"/></text:span><text:span text:style-name="T1_4"><text:s/></text:span><text:span text:style-name="T1_5">of</text:span><text:span text:style-name="T1_6"><text:s/></text:span><text:span text:style-name="T1_7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